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05354166666667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5.159375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4.81541666666667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67.5pt" style:use-optimal-row-height="true" fo:break-before="auto"/>
    </style:style>
    <style:style style:name="ro3" style:family="table-row">
      <style:table-row-properties style:row-height="5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08pt" style:use-optimal-row-height="true" fo:break-before="auto"/>
    </style:style>
    <style:style style:name="ro6" style:family="table-row">
      <style:table-row-properties style:row-height="40.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1" table:number-columns-repeated="16377" table:default-cell-style-name="ce4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lient-&gt;server</text:p>
          </table:table-cell>
          <table:table-cell office:value-type="string" table:style-name="ce2">
            <text:p>response</text:p>
          </table:table-cell>
          <table:table-cell office:value-type="string" table:style-name="ce3">
            <text:p>remark</text:p>
          </table:table-cell>
          <table:table-cell office:value-type="string" table:style-name="ce3">
            <text:p>remark2</text:p>
          </table:table-cell>
          <table:table-cell table:number-columns-repeated="16377" table:style-name="ce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/logi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</table:table-cell>
          <table:table-cell office:value-type="string" table:style-name="ce5">
            <text:p>success: boolean</text:p>
            <text:p>userdata: userDataType</text:p>
          </table:table-cell>
          <table:table-cell office:value-type="string" table:style-name="ce6">
            <text:p>用户登陆时上传用户名和密码，如果认证成功则将success设为True.<text:s/></text:p>
            <text:p>userDataType是用户的个人信息数据，名字、运动量、发电量等数据，我们到时候商量需要哪些字段。</text:p>
          </table:table-cell>
          <table:table-cell table:style-name="ce6"/>
          <table:table-cell table:number-columns-repeated="16377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/sign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  <text:p>username: string</text:p>
          </table:table-cell>
          <table:table-cell office:value-type="string" table:style-name="ce5">
            <text:p>success: boolean</text:p>
            <text:p>reason: int</text:p>
          </table:table-cell>
          <table:table-cell office:value-type="string" table:style-name="ce6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/checkUserid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7">
            <text:p>exist: boolean</text:p>
          </table:table-cell>
          <table:table-cell office:value-type="string" table:style-name="ce6">
            <text:p>检查用户名是否已被注册，未注册exist返回False，否则返回True。</text:p>
          </table:table-cell>
          <table:table-cell table:style-name="ce6"/>
          <table:table-cell table:number-columns-repeated="16377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/uploadExRecord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esrid: string</text:p>
            <text:p>exData: exDataType</text:p>
            <text:p>equipmentid: string</text:p>
          </table:table-cell>
          <table:table-cell office:value-type="string" table:style-name="ce5">
            <text:p>success: boolean</text:p>
          </table:table-cell>
          <table:table-cell office:value-type="string" table:style-name="ce6">
            <text:p>上传本次锻炼记录，用户id为userid，本次锻炼信息存在exData中，其具体包含哪些字段还没有完全确定，目前包含[开始时间],[结束时间],[总发电量],[二氧化碳减少量],[个人卡路里消耗量]。需要考虑以后会扩展相关内容。</text:p>
            <text:p/>
            <text:p>需要新建一个健身器材表(*equipmentid, type, name, ...)</text:p>
          </table:table-cell>
          <table:table-cell office:value-type="string" table:style-name="ce6">
            <text:p>exDataType包含字段稍后决定</text:p>
          </table:table-cell>
          <table:table-cell table:number-columns-repeated="16377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4">
            <text:p>/userExHistory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recordFrom: int</text:p>
            <text:p>recordTo: int</text:p>
          </table:table-cell>
          <table:table-cell office:value-type="string" table:style-name="ce7">
            <text:p>histories: exDataType[]</text:p>
          </table:table-cell>
          <table:table-cell office:value-type="string" table:style-name="ce6">
            <text:p>获取从第recordFrom条记录到第recordTo条记录，只将满足条件的返回，如请求10~15条但用户只有1~12条则返回10~12条记录即可。</text:p>
          </table:table-cell>
          <table:table-cell table:style-name="ce6"/>
          <table:table-cell table:number-columns-repeated="16377"/>
        </table:table-row>
        <table:table-row table:style-name="ro7">
          <table:table-cell office:value-type="float" office:value="6" table:style-name="ce4">
            <text:p>6</text:p>
          </table:table-cell>
          <table:table-cell office:value-type="string" table:style-name="ce4">
            <text:p>/getUserLast10History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5">
            <text:p>lastIndex: int</text:p>
            <text:p>histories: exDataType[]</text:p>
          </table:table-cell>
          <table:table-cell office:value-type="string" table:style-name="ce6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float" office:value="7" table:style-name="ce4">
            <text:p>7</text:p>
          </table:table-cell>
          <table:table-cell table:number-columns-repeated="2" table:style-name="ce4"/>
          <table:table-cell table:number-columns-repeated="2" table:style-name="ce7"/>
          <table:table-cell table:number-columns-repeated="2" table:style-name="ce6"/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olli</meta:initial-creator>
    <dc:creator>adolli</dc:creator>
    <meta:creation-date>2014-11-19T11:37:55Z</meta:creation-date>
    <dc:date>2014-11-24T06:49:49Z</dc:date>
  </office:meta>
</office:document-meta>
</file>